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Times New Roman" svg:font-family="'Times New Roman'" style:font-family-generic="swiss" style:font-pitch="variable"/>
    <style:font-face style:name="游ゴシック" svg:font-family="游ゴシック" style:font-family-generic="system" style:font-pitch="variable"/>
    <style:font-face style:name="ＭＳ ゴシック" svg:font-family="'ＭＳ ゴシック'" style:font-family-generic="modern" style:font-pitch="fixed"/>
    <style:font-face style:name="ＭＳ Ｐゴシック" svg:font-family="'ＭＳ Ｐゴシック'" style:font-family-generic="swiss" style:font-pitch="variable"/>
    <style:font-face style:name="ＭＳ Ｐゴシック1" svg:font-family="'ＭＳ Ｐゴシック'" style:font-family-generic="modern" style:font-pitch="variable"/>
  </office:font-face-decls>
  <office:automatic-styles>
    <style:style style:name="co1" style:family="table-column">
      <style:table-column-properties fo:break-before="auto" style:column-width="5.897cm"/>
    </style:style>
    <style:style style:name="co2" style:family="table-column">
      <style:table-column-properties fo:break-before="auto" style:column-width="3.336cm"/>
    </style:style>
    <style:style style:name="co3" style:family="table-column">
      <style:table-column-properties fo:break-before="auto" style:column-width="2.247cm"/>
    </style:style>
    <style:style style:name="co4" style:family="table-column">
      <style:table-column-properties fo:break-before="auto" style:column-width="7.717cm"/>
    </style:style>
    <style:style style:name="co5" style:family="table-column">
      <style:table-column-properties fo:break-before="auto" style:column-width="2.267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769cm" fo:break-before="auto" style:use-optimal-row-height="true"/>
    </style:style>
    <style:style style:name="ro3" style:family="table-row">
      <style:table-row-properties style:row-height="1.485cm" fo:break-before="auto" style:use-optimal-row-height="true"/>
    </style:style>
    <style:style style:name="ro4" style:family="table-row">
      <style:table-row-properties style:row-height="1.843cm" fo:break-before="auto" style:use-optimal-row-height="true"/>
    </style:style>
    <style:style style:name="ro5" style:family="table-row">
      <style:table-row-properties style:row-height="2.201cm" fo:break-before="auto" style:use-optimal-row-height="true"/>
    </style:style>
    <style:style style:name="ro6" style:family="table-row">
      <style:table-row-properties style:row-height="1.127cm" fo:break-before="auto" style:use-optimal-row-height="true"/>
    </style:style>
    <style:style style:name="ro7" style:family="table-row">
      <style:table-row-properties style:row-height="1.487cm" fo:break-before="auto" style:use-optimal-row-height="true"/>
    </style:style>
    <style:style style:name="ro8" style:family="table-row">
      <style:table-row-properties style:row-height="5.066cm" fo:break-before="auto" style:use-optimal-row-height="true"/>
    </style:style>
    <style:style style:name="ro9" style:family="table-row">
      <style:table-row-properties style:row-height="2.558cm"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fo:border-bottom="none" style:diagonal-bl-tr="none" style:diagonal-tl-br="none" fo:border-left="none" fo:border-right="none" style:rotation-align="none" fo:border-top="3pt double #000000" style:border-line-width-top="0.035cm 0.035cm 0.035cm"/>
    </style:style>
    <style:style style:name="ce4" style:family="table-cell" style:parent-style-name="Default">
      <style:table-cell-properties style:vertical-align="middle"/>
      <style:text-properties style:font-name="Arial"/>
    </style:style>
    <style:style style:name="ce6" style:family="table-cell" style:parent-style-name="Default">
      <style:table-cell-properties style:vertical-align="automatic"/>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none" style:diagonal-bl-tr="none" style:diagonal-tl-br="none" fo:border-left="none" fo:border-right="none" style:rotation-align="none" fo:border-top="3pt double #000000" style:border-line-width-top="0.035cm 0.035cm 0.035cm" style:vertical-align="middle"/>
      <style:text-properties style:use-window-font-color="true" style:text-outline="false" style:text-line-through-style="none" style:text-line-through-type="none" style:font-name="ＭＳ Ｐゴシック1"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ce10" style:family="table-cell" style:parent-style-name="Default">
      <style:table-cell-properties style:vertical-align="middle"/>
      <style:text-properties style:font-name="ＭＳ Ｐゴシック1"/>
    </style:style>
    <style:style style:name="ce11" style:family="table-cell" style:parent-style-name="Default">
      <style:table-cell-properties style:vertical-align="middl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vertical-align="middle"/>
    </style:style>
    <style:style style:name="ce19" style:family="table-cell" style:parent-style-name="Default">
      <style:table-cell-properties fo:wrap-option="wrap"/>
      <style:text-properties style:font-name="ＭＳ ゴシック" style:font-name-asian="ＭＳ ゴシック"/>
    </style:style>
    <style:style style:name="ce20" style:family="table-cell" style:parent-style-name="Default">
      <style:table-cell-properties fo:wrap-option="wrap"/>
      <style:text-properties style:use-window-font-color="true" style:text-outline="false" style:text-line-through-style="none" style:text-line-through-type="none" style:font-name="Arial"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order-bottom="none" style:diagonal-bl-tr="none" style:diagonal-tl-br="none" fo:wrap-option="wrap" fo:border-left="none" fo:border-right="none" style:rotation-align="none" fo:border-top="3pt double #000000" style:border-line-width-top="0.035cm 0.035cm 0.035cm"/>
      <style:text-properties style:font-name="ＭＳ ゴシック" style:font-name-asian="ＭＳ ゴシック"/>
    </style:style>
    <style:style style:name="ce22" style:family="table-cell" style:parent-style-name="Default">
      <style:table-cell-properties fo:wrap-option="wrap"/>
      <style:text-properties style:font-name="ＭＳ ゴシック" fo:font-weight="bold" style:font-name-asian="ＭＳ ゴシック" style:font-weight-asian="bold" style:font-weight-complex="bold"/>
    </style:style>
    <style:style style:name="ce24" style:family="table-cell" style:parent-style-name="Default">
      <style:table-cell-properties fo:wrap-option="wrap"/>
      <style:text-properties style:font-name="ＭＳ ゴシック" style:text-underline-style="solid" style:text-underline-width="auto" style:text-underline-color="font-color" fo:font-weight="bold" style:font-name-asian="ＭＳ ゴシック"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ＭＳ 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ゴシック"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font-name="ＭＳ Ｐゴシック" style:font-name-asian="ＭＳ Ｐゴシック"/>
    </style:style>
    <style:style style:name="T5" style:family="text">
      <style:text-properties style:text-underline-style="none" style:text-underline-color="font-color"/>
    </style:style>
    <style:style style:name="T6" style:family="text">
      <style:text-properties fo:font-weight="normal" style:text-underline-style="none" style:text-underline-color="font-color" style:font-weight-asian="normal" style:font-weight-complex="normal"/>
    </style:style>
    <style:style style:name="T7"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use-regular-expressions="false"/>
      <table:table table:name="Sheet1" table:style-name="ta1" table:print="false">
        <office:forms form:automatic-focus="false" form:apply-design-mode="false"/>
        <table:table-column table:style-name="co1" table:default-cell-style-name="Default"/>
        <table:table-column table:style-name="co2" table:default-cell-style-name="ce4"/>
        <table:table-column table:style-name="co3" table:default-cell-style-name="ce4"/>
        <table:table-column table:style-name="co4" table:default-cell-style-name="ce19"/>
        <table:table-column table:style-name="co5" table:default-cell-style-name="Default"/>
        <table:table-row table:style-name="ro1">
          <table:table-cell table:number-columns-repeated="5"/>
        </table:table-row>
        <table:table-row table:style-name="ro1">
          <table:table-cell/>
          <table:table-cell table:style-name="ce6" office:value-type="string" calcext:value-type="string">
            <text:p>#language</text:p>
          </table:table-cell>
          <table:table-cell table:style-name="ce6" office:value-type="string" calcext:value-type="string">
            <text:p>default</text:p>
          </table:table-cell>
          <table:table-cell table:style-name="ce20" office:value-type="string" calcext:value-type="string">
            <text:p>ja_jp</text:p>
          </table:table-cell>
          <table:table-cell/>
        </table:table-row>
        <table:table-row table:style-name="ro2">
          <table:table-cell table:style-name="ce1" office:value-type="string" calcext:value-type="string">
            <text:p>初期値</text:p>
          </table:table-cell>
          <table:table-cell table:style-name="ce7" office:value-type="string" calcext:value-type="string">
            <text:p>unknown_place</text:p>
          </table:table-cell>
          <table:table-cell table:style-name="ce7" table:formula="of:=[.D3]" office:value-type="string" office:string-value="目覚め&#10;　気がつくと、見知らぬ場所にいた。" calcext:value-type="string">
            <text:p>目覚め</text:p>
            <text:p>　気がつくと、見知らぬ場所にいた。</text:p>
          </table:table-cell>
          <table:table-cell table:style-name="ce21" office:value-type="string" calcext:value-type="string">
            <text:p>目覚め</text:p>
            <text:p>　気がつくと、見知らぬ場所にいた。</text:p>
          </table:table-cell>
          <table:table-cell table:style-name="ce1"/>
        </table:table-row>
        <table:table-row table:style-name="ro3">
          <table:table-cell office:value-type="string" calcext:value-type="string">
            <text:p>一人でミネと会話</text:p>
          </table:table-cell>
          <table:table-cell table:style-name="ce10" office:value-type="string" calcext:value-type="string">
            <text:p>companion</text:p>
          </table:table-cell>
          <table:table-cell table:style-name="ce10" table:formula="of:=[.D4]" office:value-type="string" office:string-value="旅の仲間&#10;　『古蔦亭』の女主人ミネと話をした。いつも一緒のリルという女の子がいないことを心配された。" calcext:value-type="string">
            <text:p>旅の仲間</text:p>
            <text:p>　『古蔦亭』の女主人ミネと話をした。いつも一緒のリルという女の子がいないことを心配された。</text:p>
          </table:table-cell>
          <table:table-cell office:value-type="string" calcext:value-type="string">
            <text:p><text:span text:style-name="T1">旅の仲間</text:span></text:p>
            <text:p>　『古蔦亭』の女主人ミネと話をした。いつも一緒のリルという女の子がいないことを心配された。</text:p>
          </table:table-cell>
          <table:table-cell/>
        </table:table-row>
        <table:table-row table:style-name="ro3">
          <table:table-cell office:value-type="string" calcext:value-type="string">
            <text:p>リルが仲間になる</text:p>
          </table:table-cell>
          <table:table-cell table:style-name="ce10" office:value-type="string" calcext:value-type="string">
            <text:p>go_to_harnia</text:p>
          </table:table-cell>
          <table:table-cell table:style-name="ce10" table:formula="of:=[.D5]" office:value-type="string" office:string-value="旅の向かう先&#10;　妖精のリルと合流した。荷物を整え、当面の目的地であるユベシアの地へ向かって旅立つことになった。" calcext:value-type="string">
            <text:p>旅の向かう先</text:p>
            <text:p>　妖精のリルと合流した。荷物を整え、当面の目的地であるユベシアの地へ向かって旅立つことになった。</text:p>
          </table:table-cell>
          <table:table-cell office:value-type="string" calcext:value-type="string">
            <text:p><text:span text:style-name="T1">旅の向かう先</text:span></text:p>
            <text:p>　妖精のリルと合流した。荷物を整え、当面の目的地であるユベシアの地へ向かって旅立つことになった。</text:p>
          </table:table-cell>
          <table:table-cell/>
        </table:table-row>
        <table:table-row table:style-name="ro4">
          <table:table-cell office:value-type="string" calcext:value-type="string">
            <text:p>★</text:p>
            <text:p>エルク：ミネ</text:p>
          </table:table-cell>
          <table:table-cell table:style-name="ce10" office:value-type="string" calcext:value-type="string">
            <text:p>north_bridge</text:p>
          </table:table-cell>
          <table:table-cell table:style-name="ce10" table:formula="of:=[.D6]" office:value-type="string" office:string-value="エルク北の吊橋&#10;　ミネの宿を発つことにした。ユベシアは、エルクの村から北へ、ツグル渓谷を越えた先にある。橋を通るには、むらおさに話をつけるといいと教わった。" calcext:value-type="string">
            <text:p>エルク北の吊橋</text:p>
            <text:p>　ミネの宿を発つことにした。ユベシアは、エルクの村から北へ、ツグル渓谷を越えた先にある。橋を通るには、むらおさに話をつけるといいと教わった。</text:p>
          </table:table-cell>
          <table:table-cell office:value-type="string" calcext:value-type="string">
            <text:p><text:span text:style-name="T1">エルク北の吊橋</text:span></text:p>
            <text:p>　ミネの宿を発つことにした。ユベシアは、エルクの村から北へ、ツグル渓谷を越えた先にある。橋を通るには、むらおさに話をつけるといいと教わった。</text:p>
          </table:table-cell>
          <table:table-cell/>
        </table:table-row>
        <table:table-row table:style-name="ro4">
          <table:table-cell office:value-type="string" calcext:value-type="string">
            <text:p>むらおさの依頼を受ける</text:p>
          </table:table-cell>
          <table:table-cell table:style-name="ce10" office:value-type="string" calcext:value-type="string">
            <text:p>brave_man</text:p>
          </table:table-cell>
          <table:table-cell table:style-name="ce10" table:formula="of:=[.D7]" office:value-type="string" office:string-value="むらおさの頼み&#10;　むらおさからエルクの村の勇者ガドを探すように頼まれた。ツグル渓谷にかかる橋を渡るにはガドの力が必要だが、どこへ行ったのか、姿を見せないらしい。" calcext:value-type="string">
            <text:p>むらおさの頼み</text:p>
            <text:p>　むらおさからエルクの村の勇者ガドを探すように頼まれた。ツグル渓谷にかかる橋を渡るにはガドの力が必要だが、どこへ行ったのか、姿を見せないらしい。</text:p>
          </table:table-cell>
          <table:table-cell office:value-type="string" calcext:value-type="string">
            <text:p><text:span text:style-name="T1">むらおさの頼み</text:span></text:p>
            <text:p>　むらおさからエルクの村の勇者ガドを探すように頼まれた。ツグル渓谷にかかる橋を渡るにはガドの力が必要だが、どこへ行ったのか、姿を見せないらしい。</text:p>
          </table:table-cell>
          <table:table-cell/>
        </table:table-row>
        <table:table-row table:style-name="ro3">
          <table:table-cell office:value-type="string" calcext:value-type="string">
            <text:p>ガドから勇者の証をもらう</text:p>
          </table:table-cell>
          <table:table-cell table:style-name="ce10" office:value-type="string" calcext:value-type="string">
            <text:p>token_of_brave</text:p>
          </table:table-cell>
          <table:table-cell table:style-name="ce10" table:formula="of:=[.D8]" office:value-type="string" office:string-value="勇者の証&#10;　勇者ガドに会った。ガドはユベシアへの同行を拒否した。代わりに勇者の証を渡され、むらおさに返すよう頼まれた。" calcext:value-type="string">
            <text:p>勇者の証</text:p>
            <text:p>　勇者ガドに会った。ガドはユベシアへの同行を拒否した。代わりに勇者の証を渡され、むらおさに返すよう頼まれた。</text:p>
          </table:table-cell>
          <table:table-cell office:value-type="string" calcext:value-type="string">
            <text:p><text:span text:style-name="T1">勇者の証</text:span></text:p>
            <text:p>　勇者ガドに会った。ガドはユベシアへの同行を拒否した。代わりに勇者の証を渡され、むらおさに返すよう頼まれた。</text:p>
          </table:table-cell>
          <table:table-cell/>
        </table:table-row>
        <table:table-row table:style-name="ro4">
          <table:table-cell office:value-type="string" calcext:value-type="string">
            <text:p>ニエが仲間になる</text:p>
          </table:table-cell>
          <table:table-cell table:style-name="ce10" office:value-type="string" calcext:value-type="string">
            <text:p>nie</text:p>
          </table:table-cell>
          <table:table-cell table:style-name="ce10" table:formula="of:=[.D9]" office:value-type="string" office:string-value="エルクの巫女&#10;　むらおさからエルクの村の巫女ニエを託された。行方をくらませたガドに代わって、ユベシアにあるハルナの祠へと、ニエを連れて行く役目を引き受けた。" calcext:value-type="string">
            <text:p>エルクの巫女</text:p>
            <text:p>　むらおさからエルクの村の巫女ニエを託された。行方をくらませたガドに代わって、ユベシアにあるハルナの祠へと、ニエを連れて行く役目を引き受けた。</text:p>
          </table:table-cell>
          <table:table-cell office:value-type="string" calcext:value-type="string">
            <text:p><text:span text:style-name="T1">エルクの巫女</text:span></text:p>
            <text:p>　むらおさからエルクの村の巫女ニエを託された。行方をくらませたガドに代わって、ユベシアにあるハルナの祠へと、ニエを連れて行く役目を引き受けた。</text:p>
          </table:table-cell>
          <table:table-cell/>
        </table:table-row>
        <table:table-row table:style-name="ro5">
          <table:table-cell office:value-type="string" calcext:value-type="string">
            <text:p>★</text:p>
            <text:p>エルク：ヌマ</text:p>
            <text:p>エルク：ラジの骨董商</text:p>
            <text:p>テナン：北の商人</text:p>
            <text:p>テナン：マダム</text:p>
          </table:table-cell>
          <table:table-cell table:style-name="ce10" office:value-type="string" calcext:value-type="string">
            <text:p>another_route</text:p>
          </table:table-cell>
          <table:table-cell table:style-name="ce10" table:formula="of:=[.D10]" office:value-type="string" office:string-value="ふもとのテナンの渡河場&#10;　エルク村北の橋を渡る以外にも、ユベシアに行く方法があるとわかった。エルキアの山を下り、ツグル河を渡るとよい。ふもとのテナンの町にある渡河場から舟でユベシアへと行くことができる。" calcext:value-type="string">
            <text:p>ふもとのテナンの渡河場</text:p>
            <text:p>　エルク村北の橋を渡る以外にも、ユベシアに行く方法があるとわかった。エルキアの山を下り、ツグル河を渡るとよい。ふもとのテナンの町にある渡河場から舟でユベシアへと行くことができる。</text:p>
          </table:table-cell>
          <table:table-cell office:value-type="string" calcext:value-type="string">
            <text:p><text:span text:style-name="T1">ふもとのテナンの渡河場</text:span></text:p>
            <text:p>　エルク村北の橋を渡る以外にも、ユベシアに行く方法があるとわかった。エルキアの山を下り、ツグル河を渡るとよい。ふもとのテナンの町にある渡河場から舟でユベシアへと行くことができる。</text:p>
          </table:table-cell>
          <table:table-cell/>
        </table:table-row>
        <table:table-row table:style-name="ro6">
          <table:table-cell office:value-type="string" calcext:value-type="string">
            <text:p>ウォルフェを倒す</text:p>
          </table:table-cell>
          <table:table-cell table:style-name="ce10" office:value-type="string" calcext:value-type="string">
            <text:p>defeat_wolfe</text:p>
          </table:table-cell>
          <table:table-cell table:style-name="ce10" table:formula="of:=[.D11]" office:value-type="string" office:string-value="森のヌシ&#10;　エルキアの山道で眠っていた森の獣ウォルフェを追い払った。" calcext:value-type="string">
            <text:p>森のヌシ</text:p>
            <text:p>　エルキアの山道で眠っていた森の獣ウォルフェを追い払った。</text:p>
          </table:table-cell>
          <table:table-cell office:value-type="string" calcext:value-type="string">
            <text:p><text:span text:style-name="T1">森のヌシ</text:span></text:p>
            <text:p>　エルキアの山道で眠っていた森の獣ウォルフェを追い払った。</text:p>
          </table:table-cell>
          <table:table-cell/>
        </table:table-row>
        <table:table-row table:style-name="ro3">
          <table:table-cell office:value-type="string" calcext:value-type="string">
            <text:p>★</text:p>
            <text:p>テナン：渡河場の男</text:p>
            <text:p>テナン：マダム</text:p>
          </table:table-cell>
          <table:table-cell table:style-name="ce10" office:value-type="string" calcext:value-type="string">
            <text:p>missing_boat</text:p>
          </table:table-cell>
          <table:table-cell table:style-name="ce10" table:formula="of:=[.D12]" office:value-type="string" office:string-value="戻らない舟&#10;　テナンの渡河場では今、舟が出せずに困っているらしい。対岸のユベシアへと向かった舟が、それっきり戻って来ないのだそうだ。" calcext:value-type="string">
            <text:p>戻らない舟</text:p>
            <text:p>　テナンの渡河場では今、舟が出せずに困っているらしい。対岸のユベシアへと向かった舟が、それっきり戻って来ないのだそうだ。</text:p>
          </table:table-cell>
          <table:table-cell office:value-type="string" calcext:value-type="string">
            <text:p><text:span text:style-name="T1">戻らない舟</text:span></text:p>
            <text:p>　テナンの渡河場では今、舟が出せずに困っているらしい。対岸のユベシアへと向かった舟が、それっきり戻って来ないのだそうだ。</text:p>
          </table:table-cell>
          <table:table-cell/>
        </table:table-row>
        <table:table-row table:style-name="ro4">
          <table:table-cell office:value-type="string" calcext:value-type="string">
            <text:p>★</text:p>
            <text:p>テナン：マダム</text:p>
            <text:p>西関所：通行証売り男</text:p>
          </table:table-cell>
          <table:table-cell table:style-name="ce10" office:value-type="string" calcext:value-type="string">
            <text:p>go_highway</text:p>
          </table:table-cell>
          <table:table-cell table:style-name="ce10" table:formula="of:=[.D13]" office:value-type="string" office:string-value="河口にわたる港都アザレア&#10;　ツルグ河の対岸へと渡る方法を聞いた。西イニア街道を南東に下るとアザレアという街がある。ツグル河の河口にまたがる大きな街で、そこまでいけば河を渡れるようだ。" calcext:value-type="string">
            <text:p>河口にわたる港都アザレア</text:p>
            <text:p>　ツルグ河の対岸へと渡る方法を聞いた。西イニア街道を南東に下るとアザレアという街がある。ツグル河の河口にまたがる大きな街で、そこまでいけば河を渡れるようだ。</text:p>
          </table:table-cell>
          <table:table-cell office:value-type="string" calcext:value-type="string">
            <text:p><text:span text:style-name="T1">河口にわたる港都アザレア</text:span></text:p>
            <text:p>　ツルグ河の対岸へと渡る方法を聞いた。西イニア街道を南東に下るとアザレアという街がある。ツグル河の河口にまたがる大きな街で、そこまでいけば河を渡れるようだ。</text:p>
          </table:table-cell>
          <table:table-cell/>
        </table:table-row>
        <table:table-row table:style-name="ro6">
          <table:table-cell office:value-type="string" calcext:value-type="string">
            <text:p>西イニア街道で話を聞くなど</text:p>
          </table:table-cell>
          <table:table-cell table:style-name="ce10" office:value-type="string" calcext:value-type="string">
            <text:p>west_gate</text:p>
          </table:table-cell>
          <table:table-cell table:style-name="ce10" table:formula="of:=[.D14]" office:value-type="string" office:string-value="西イニア街道の関所&#10;　テナンからアザレアへの街道を通るには通行証が必要なようだ。" calcext:value-type="string">
            <text:p>西イニア街道の関所</text:p>
            <text:p>　テナンからアザレアへの街道を通るには通行証が必要なようだ。</text:p>
          </table:table-cell>
          <table:table-cell office:value-type="string" calcext:value-type="string">
            <text:p><text:span text:style-name="T1">西イニア街道の関所</text:span></text:p>
            <text:p>　テナンからアザレアへの街道を通るには通行証が必要なようだ。</text:p>
          </table:table-cell>
          <table:table-cell/>
        </table:table-row>
        <table:table-row table:style-name="ro4">
          <table:table-cell office:value-type="string" calcext:value-type="string">
            <text:p>★</text:p>
            <text:p>テナン：酒場の歴史家</text:p>
          </table:table-cell>
          <table:table-cell table:style-name="ce10" office:value-type="string" calcext:value-type="string">
            <text:p>ancient_way_to_azarea</text:p>
          </table:table-cell>
          <table:table-cell table:style-name="ce10" table:formula="of:=[.D15]" office:value-type="string" office:string-value="アザレアへの古い道&#10;　歴史家の話によると、かつてはテナン西のタナル砂漠からアザレアへと向かう道があったらしい。その途中には古代の人々が建立したオアシスの神殿があったのだという。" calcext:value-type="string">
            <text:p>アザレアへの古い道</text:p>
            <text:p>　歴史家の話によると、かつてはテナン西のタナル砂漠からアザレアへと向かう道があったらしい。その途中には古代の人々が建立したオアシスの神殿があったのだという。</text:p>
          </table:table-cell>
          <table:table-cell table:style-name="ce22" office:value-type="string" calcext:value-type="string">
            <text:p>アザレアへの古い道</text:p>
            <text:p><text:span text:style-name="T2">　歴史家の話によると、かつてはテナン西のタナル砂漠からアザレアへと向かう道があったらしい。その途中には古代の人々が建立したオアシスの神殿があったのだという。</text:span></text:p>
          </table:table-cell>
          <table:table-cell/>
        </table:table-row>
        <table:table-row table:style-name="ro4">
          <table:table-cell office:value-type="string" calcext:value-type="string">
            <text:p>★</text:p>
            <text:p>テナン：酒場の男</text:p>
          </table:table-cell>
          <table:table-cell table:style-name="ce10" office:value-type="string" calcext:value-type="string">
            <text:p>ghost_in_tanal</text:p>
          </table:table-cell>
          <table:table-cell table:style-name="ce10" table:formula="of:=[.D16]" office:value-type="string" office:string-value="タナル砂漠のお化け&#10;　テナンの酒場で、タナル砂漠に出るというお化けの噂を聞いた。目撃されたのは、砂漠の入り口の、二つのサボテンの間から、真っ直ぐ南に向かった先のあたりらしい。" calcext:value-type="string">
            <text:p>タナル砂漠のお化け</text:p>
            <text:p>　テナンの酒場で、タナル砂漠に出るというお化けの噂を聞いた。目撃されたのは、砂漠の入り口の、二つのサボテンの間から、真っ直ぐ南に向かった先のあたりらしい。</text:p>
          </table:table-cell>
          <table:table-cell table:style-name="ce22" office:value-type="string" calcext:value-type="string">
            <text:p>タナル砂漠のお化け</text:p>
            <text:p><text:span text:style-name="T3">　テナンの酒場で、タナル砂漠に出るというお化けの噂を聞いた。目撃されたのは、</text:span><text:span text:style-name="T2">砂漠の入り口の、二つのサボテンの間から、真っ直ぐ南に向かった先のあたりらしい。</text:span></text:p>
          </table:table-cell>
          <table:table-cell/>
        </table:table-row>
        <table:table-row table:style-name="ro6">
          <table:table-cell office:value-type="string" calcext:value-type="string">
            <text:p>地下ダンジョンに到達</text:p>
          </table:table-cell>
          <table:table-cell table:style-name="ce10" office:value-type="string" calcext:value-type="string">
            <text:p>secret_under_tanal</text:p>
          </table:table-cell>
          <table:table-cell table:style-name="ce10" table:formula="of:=[.D17]" office:value-type="string" office:string-value="タナル砂漠の地下道&#10;　タナル砂漠の入り口で謎の地下道を発見した。" calcext:value-type="string">
            <text:p>タナル砂漠の地下道</text:p>
            <text:p>　タナル砂漠の入り口で謎の地下道を発見した。</text:p>
          </table:table-cell>
          <table:table-cell office:value-type="string" calcext:value-type="string">
            <text:p><text:span text:style-name="T1">タナル砂漠の地下道</text:span></text:p>
            <text:p>　タナル砂漠の入り口で謎の地下道を発見した。</text:p>
          </table:table-cell>
          <table:table-cell/>
        </table:table-row>
        <table:table-row table:style-name="ro4">
          <table:table-cell office:value-type="string" calcext:value-type="string">
            <text:p>ヤスペンカイトを目撃</text:p>
          </table:table-cell>
          <table:table-cell table:style-name="ce10" office:value-type="string" calcext:value-type="string">
            <text:p>shrine_of_tanal</text:p>
          </table:table-cell>
          <table:table-cell table:style-name="ce10" table:formula="of:=[.D18]" office:value-type="string" office:string-value="オアシスの神殿&#10;　タナル砂漠の地下道を進むと、遺跡に辿り着いた。朽ちた神殿の跡地には風の精霊ヤスペンカイトがいた。リルの言った通り、危うきには近寄らないほうがいいだろう。" calcext:value-type="string">
            <text:p>オアシスの神殿</text:p>
            <text:p>　タナル砂漠の地下道を進むと、遺跡に辿り着いた。朽ちた神殿の跡地には風の精霊ヤスペンカイトがいた。リルの言った通り、危うきには近寄らないほうがいいだろう。</text:p>
          </table:table-cell>
          <table:table-cell office:value-type="string" calcext:value-type="string">
            <text:p><text:span text:style-name="T1">オアシスの神殿</text:span></text:p>
            <text:p><text:span text:style-name="T3">　タナル砂漠の地下道を進むと、遺跡に辿り着いた。朽ちた神殿の跡地には風の精霊ヤスペンカイトがいた。</text:span><text:span text:style-name="T4">リルの言った通り、危うきには近寄らないほうがいいだろう。</text:span></text:p>
          </table:table-cell>
          <table:table-cell/>
        </table:table-row>
        <table:table-row table:style-name="ro6">
          <table:table-cell office:value-type="string" calcext:value-type="string">
            <text:p>サンデルベを倒す</text:p>
          </table:table-cell>
          <table:table-cell table:style-name="ce10" office:value-type="string" calcext:value-type="string">
            <text:p>defeat_sandelbe</text:p>
          </table:table-cell>
          <table:table-cell table:style-name="ce10" table:formula="of:=[.D19]" office:value-type="string" office:string-value="石版の守り手&#10;　タナル砂漠の地下で石版から現れた謎の怪物サンデルベを倒した。" calcext:value-type="string">
            <text:p>石版の守り手</text:p>
            <text:p>　タナル砂漠の地下で石版から現れた謎の怪物サンデルベを倒した。</text:p>
          </table:table-cell>
          <table:table-cell office:value-type="string" calcext:value-type="string">
            <text:p><text:span text:style-name="T1">石版の守り手</text:span></text:p>
            <text:p>　タナル砂漠の地下で石版から現れた謎の怪物サンデルベを倒した。</text:p>
          </table:table-cell>
          <table:table-cell/>
        </table:table-row>
        <table:table-row table:style-name="ro4">
          <table:table-cell office:value-type="string" calcext:value-type="string">
            <text:p>★</text:p>
            <text:p>アザレア：西門外の商人</text:p>
            <text:p>東関所：門番</text:p>
          </table:table-cell>
          <table:table-cell table:style-name="ce10" office:value-type="string" calcext:value-type="string">
            <text:p>path_of_manann</text:p>
          </table:table-cell>
          <table:table-cell table:style-name="ce10" table:formula="of:=[.D20]" office:value-type="string" office:string-value="ユベシアへと向かう道&#10;　アザレアからユベシアへと向かう道のりを聞いた。森の中にある坑道を抜ければユベシアまで行くことができるそうだ。イニア街道の東関所のあたりから、その森へと入れるらしい。" calcext:value-type="string">
            <text:p>ユベシアへと向かう道</text:p>
            <text:p>　アザレアからユベシアへと向かう道のりを聞いた。森の中にある坑道を抜ければユベシアまで行くことができるそうだ。イニア街道の東関所のあたりから、その森へと入れるらしい。</text:p>
          </table:table-cell>
          <table:table-cell office:value-type="string" calcext:value-type="string">
            <text:p><text:span text:style-name="T1">ユベシアへと向かう道</text:span></text:p>
            <text:p>　アザレアからユベシアへと向かう道のりを聞いた。森の中にある坑道を抜ければユベシアまで行くことができるそうだ。イニア街道の東関所のあたりから、その森へと入れるらしい。</text:p>
          </table:table-cell>
          <table:table-cell/>
        </table:table-row>
        <table:table-row table:style-name="ro6">
          <table:table-cell office:value-type="string" calcext:value-type="string">
            <text:p>東関所で話を聞くなど</text:p>
          </table:table-cell>
          <table:table-cell table:style-name="ce10" office:value-type="string" calcext:value-type="string">
            <text:p>east_gate</text:p>
          </table:table-cell>
          <table:table-cell table:style-name="ce10" table:formula="of:=[.D21]" office:value-type="string" office:string-value="東イニア街道の関所&#10;　アザレアから東へ向かう街道を通るには通行証が必要だと言われた。" calcext:value-type="string">
            <text:p>東イニア街道の関所</text:p>
            <text:p>　アザレアから東へ向かう街道を通るには通行証が必要だと言われた。</text:p>
          </table:table-cell>
          <table:table-cell office:value-type="string" calcext:value-type="string">
            <text:p><text:span text:style-name="T1">東イニア街道の関所</text:span></text:p>
            <text:p>　アザレアから東へ向かう街道を通るには通行証が必要だと言われた。</text:p>
          </table:table-cell>
          <table:table-cell/>
        </table:table-row>
        <table:table-row table:style-name="ro7">
          <table:table-cell office:value-type="string" calcext:value-type="string">
            <text:p>東関所で話を聞く</text:p>
          </table:table-cell>
          <table:table-cell table:style-name="ce10" office:value-type="string" calcext:value-type="string">
            <text:p>pass_of_hunters</text:p>
          </table:table-cell>
          <table:table-cell table:style-name="ce10" table:formula="of:=[.D22]" office:value-type="string" office:string-value="冒険者たちの通行証&#10;　冒険者たちは高額なイニア街道の通行料の支払いを避けるために通行証を融通し合っているらしいという噂を聞いた。" calcext:value-type="string">
            <text:p>冒険者たちの通行証</text:p>
            <text:p>　冒険者たちは高額なイニア街道の通行料の支払いを避けるために通行証を融通し合っているらしいという噂を聞いた。</text:p>
          </table:table-cell>
          <table:table-cell office:value-type="string" calcext:value-type="string">
            <text:p><text:span text:style-name="T1">冒険者たちの通行証</text:span></text:p>
            <text:p>　冒険者たちは高額なイニア街道の通行料の支払いを避けるために通行証を融通し合っているらしいという噂を聞いた。</text:p>
          </table:table-cell>
          <table:table-cell/>
        </table:table-row>
        <table:table-row table:style-name="ro6">
          <table:table-cell office:value-type="string" calcext:value-type="string">
            <text:p>冒険者の酒場の噂を耳にする</text:p>
          </table:table-cell>
          <table:table-cell table:style-name="ce10" office:value-type="string" calcext:value-type="string">
            <text:p>hunters_speakeasy</text:p>
          </table:table-cell>
          <table:table-cell table:style-name="ce10" table:formula="of:=[.D23]" office:value-type="string" office:string-value="冒険者の隠し酒場&#10;　アザレアのどこかに冒険者たちの集う秘密の酒場があるらしいという噂を聞いた。" calcext:value-type="string">
            <text:p>冒険者の隠し酒場</text:p>
            <text:p>　アザレアのどこかに冒険者たちの集う秘密の酒場があるらしいという噂を聞いた。</text:p>
          </table:table-cell>
          <table:table-cell office:value-type="string" calcext:value-type="string">
            <text:p><text:span text:style-name="T1">冒険者の隠し酒場</text:span></text:p>
            <text:p>　アザレアのどこかに冒険者たちの集う秘密の酒場があるらしいという噂を聞いた。</text:p>
          </table:table-cell>
          <table:table-cell/>
        </table:table-row>
        <table:table-row table:style-name="ro8">
          <table:table-cell office:value-type="string" calcext:value-type="string">
            <text:p>★</text:p>
            <text:p>博物学者の話を聞く</text:p>
          </table:table-cell>
          <table:table-cell table:style-name="ce10" office:value-type="string" calcext:value-type="string">
            <text:p>language_of_flowers</text:p>
          </table:table-cell>
          <table:table-cell table:style-name="ce10" table:formula="of:=[.D24]" office:value-type="string" office:string-value="花言葉の意味&#10;　アザレアの博物学者から、色々な花の花言葉を教わった。&#10;【コトニエ】&#10;　「幸運」「祝福」&#10;　「私を思ってください」&#10;【ヒナグチ】&#10;　「いたわり」「慈しみ」&#10;　「相手を思いやる心」&#10;【ツミナレ】&#10;　「一緒にいたい人と離れる苦しみ」&#10;　「いるべき人がそこにいない悲しみ」&#10;【シトレア】&#10;　「頼りにする」「お慕いします」" calcext:value-type="string">
            <text:p>花言葉の意味</text:p>
            <text:p>　アザレアの博物学者から、色々な花の花言葉を教わった。</text:p>
            <text:p>【コトニエ】</text:p>
            <text:p>　「幸運」「祝福」</text:p>
            <text:p>　「私を思ってください」</text:p>
            <text:p>【ヒナグチ】</text:p>
            <text:p>　「いたわり」「慈しみ」</text:p>
            <text:p>　「相手を思いやる心」</text:p>
            <text:p>【ツミナレ】</text:p>
            <text:p>　「一緒にいたい人と離れる苦しみ」</text:p>
            <text:p>　「いるべき人がそこにいない悲しみ」</text:p>
            <text:p>【シトレア】</text:p>
            <text:p>　「頼りにする」「お慕いします」</text:p>
          </table:table-cell>
          <table:table-cell table:style-name="ce22" office:value-type="string" calcext:value-type="string">
            <text:p>花言葉の意味</text:p>
            <text:p><text:span text:style-name="T2">　アザレアの博物学者から、色々な花の花言葉を教わった。</text:span></text:p>
            <text:p><text:span text:style-name="T3">【コトニエ</text:span><text:span text:style-name="T2">】</text:span></text:p>
            <text:p><text:span text:style-name="T2">　「幸運」「祝福」</text:span></text:p>
            <text:p><text:span text:style-name="T2">　「私を思ってください」</text:span></text:p>
            <text:p><text:span text:style-name="T3">【</text:span><text:span text:style-name="T2">ヒナグチ】</text:span></text:p>
            <text:p><text:span text:style-name="T2">　「いたわり」「慈しみ」</text:span></text:p>
            <text:p><text:span text:style-name="T2">　「相手を思いやる心」</text:span></text:p>
            <text:p><text:span text:style-name="T3">【ツミナレ】</text:span></text:p>
            <text:p><text:span text:style-name="T3">　</text:span><text:span text:style-name="T2">「一緒にいたい人と離れる苦しみ」</text:span></text:p>
            <text:p><text:span text:style-name="T2">　「いるべき人がそこにいない悲しみ」</text:span></text:p>
            <text:p><text:span text:style-name="T2">【シトレア】</text:span></text:p>
            <text:p><text:span text:style-name="T2">　「頼りにする」「お慕いします」</text:span></text:p>
          </table:table-cell>
          <table:table-cell/>
        </table:table-row>
        <table:table-row table:style-name="ro9">
          <table:table-cell office:value-type="string" calcext:value-type="string">
            <text:p>★</text:p>
            <text:p>民俗学者の話を聞く</text:p>
          </table:table-cell>
          <table:table-cell table:style-name="ce10" office:value-type="string" calcext:value-type="string">
            <text:p>hanamuke</text:p>
          </table:table-cell>
          <table:table-cell table:style-name="ce10" table:formula="of:=[.D25]" office:value-type="string" office:string-value="エルクの花向け&#10;　アザレアの民俗学者から、エルクの民の習慣を教わった。大切な贈り物をするときは必ず花で作った物にし、小さければ小さいほど特別な意味があるらしい。&#10;　たとえば花の首飾りは歓迎、花の指輪は愛の告白を意味するそうだ。" calcext:value-type="string">
            <text:p>エルクの花向け</text:p>
            <text:p>　アザレアの民俗学者から、エルクの民の習慣を教わった。大切な贈り物をするときは必ず花で作った物にし、小さければ小さいほど特別な意味があるらしい。</text:p>
            <text:p>　たとえば花の首飾りは歓迎、花の指輪は愛の告白を意味するそうだ。</text:p>
          </table:table-cell>
          <table:table-cell table:style-name="ce24" office:value-type="string" calcext:value-type="string">
            <text:p><text:span text:style-name="T5">エルクの花向け</text:span></text:p>
            <text:p><text:span text:style-name="T6">　アザレアの民俗学者から、エルクの民の習慣を教わった。大切な贈り物をするときは必ず花で作った物にし、小さければ小さいほど特別な意味があるらしい。</text:span></text:p>
            <text:p><text:span text:style-name="T6">　たとえば花の首飾りは歓迎、花の指輪は愛の告白を意味するそうだ。</text:span></text:p>
          </table:table-cell>
          <table:table-cell/>
        </table:table-row>
        <table:table-row table:style-name="ro4">
          <table:table-cell office:value-type="string" calcext:value-type="string">
            <text:p>★</text:p>
            <text:p>カゲツ灯台クエストを受ける</text:p>
          </table:table-cell>
          <table:table-cell table:style-name="ce10" office:value-type="string" calcext:value-type="string">
            <text:p>lovers_of_lighthouse</text:p>
          </table:table-cell>
          <table:table-cell table:style-name="ce10" table:formula="of:=[.D26]" office:value-type="string" office:string-value="カゲツの恋人&#10;　アザレア西岸の事務所で人探しを頼まれた。カゲツ島の旧灯台に向かった恋人が帰ってこないのだという。カゲツ島へはアザレア東岸から舟で渡ることができるそうだ。" calcext:value-type="string">
            <text:p>カゲツの恋人</text:p>
            <text:p>　アザレア西岸の事務所で人探しを頼まれた。カゲツ島の旧灯台に向かった恋人が帰ってこないのだという。カゲツ島へはアザレア東岸から舟で渡ることができるそうだ。</text:p>
          </table:table-cell>
          <table:table-cell office:value-type="string" calcext:value-type="string">
            <text:p><text:span text:style-name="T1">カゲツの恋人</text:span></text:p>
            <text:p>　アザレア西岸の事務所で人探しを頼まれた。カゲツ島の旧灯台に向かった恋人が帰ってこないのだという。カゲツ島へはアザレア東岸から舟で渡ることができるそうだ。</text:p>
          </table:table-cell>
          <table:table-cell/>
        </table:table-row>
        <table:table-row table:style-name="ro4">
          <table:table-cell office:value-type="string" calcext:value-type="string">
            <text:p>カゲツ灯台のクエストで通行証を得る</text:p>
          </table:table-cell>
          <table:table-cell table:style-name="ce10" office:value-type="string" calcext:value-type="string">
            <text:p>pass_from_lovers</text:p>
          </table:table-cell>
          <table:table-cell table:style-name="ce10" table:formula="of:=[.D27]" office:value-type="string" office:string-value="恋人たちの顛末&#10;　アザレア西岸の事務所に戻ると依頼主はいなかった。代わりにいた男に、灯台で見つけた死体から回収したペンダントを渡し、礼として通行証を手配してもらった。" calcext:value-type="string">
            <text:p>恋人たちの顛末</text:p>
            <text:p>　アザレア西岸の事務所に戻ると依頼主はいなかった。代わりにいた男に、灯台で見つけた死体から回収したペンダントを渡し、礼として通行証を手配してもらった。</text:p>
          </table:table-cell>
          <table:table-cell office:value-type="string" calcext:value-type="string">
            <text:p><text:span text:style-name="T1">恋人たちの顛末</text:span></text:p>
            <text:p>　アザレア西岸の事務所に戻ると依頼主はいなかった。代わりにいた男に、灯台で見つけた死体から回収したペンダントを渡し、礼として通行証を手配してもらった。</text:p>
          </table:table-cell>
          <table:table-cell/>
        </table:table-row>
        <table:table-row table:style-name="ro4">
          <table:table-cell office:value-type="string" calcext:value-type="string">
            <text:p>カゲツ灯台のクエストクリア（通行証所持）</text:p>
          </table:table-cell>
          <table:table-cell table:style-name="ce10" office:value-type="string" calcext:value-type="string">
            <text:p>reward_from_lovers</text:p>
          </table:table-cell>
          <table:table-cell table:style-name="ce10" table:formula="of:=[.D28]" office:value-type="string" office:string-value="恋人たちの顛末&#10;　アザレア西岸の事務所に戻ると依頼主はいなかった。代わりにいた男に、灯台で見つけた死体から回収したペンダントを渡し、礼として要望を叶えてもらった。" calcext:value-type="string">
            <text:p>恋人たちの顛末</text:p>
            <text:p>　アザレア西岸の事務所に戻ると依頼主はいなかった。代わりにいた男に、灯台で見つけた死体から回収したペンダントを渡し、礼として要望を叶えてもらった。</text:p>
          </table:table-cell>
          <table:table-cell office:value-type="string" calcext:value-type="string">
            <text:p><text:span text:style-name="T1">恋人たちの顛末</text:span></text:p>
            <text:p>　アザレア西岸の事務所に戻ると依頼主はいなかった。代わりにいた男に、灯台で見つけた死体から回収したペンダントを渡し、礼として要望を叶えてもらった。</text:p>
          </table:table-cell>
          <table:table-cell/>
        </table:table-row>
        <table:table-row table:style-name="ro6">
          <table:table-cell office:value-type="string" calcext:value-type="string">
            <text:p>ガレイシアを倒す</text:p>
          </table:table-cell>
          <table:table-cell table:style-name="ce10" office:value-type="string" calcext:value-type="string">
            <text:p>defeat_gareycia</text:p>
          </table:table-cell>
          <table:table-cell table:style-name="ce10" table:formula="of:=[.D29]" office:value-type="string" office:string-value="灯台の貴婦人&#10;　カゲツ島の旧灯台で幾多の冒険者を亡き者にしてきたガレイシアを倒した。" calcext:value-type="string">
            <text:p>灯台の貴婦人</text:p>
            <text:p>　カゲツ島の旧灯台で幾多の冒険者を亡き者にしてきたガレイシアを倒した。</text:p>
          </table:table-cell>
          <table:table-cell table:style-name="ce22" office:value-type="string" calcext:value-type="string">
            <text:p>灯台の貴婦人</text:p>
            <text:p><text:span text:style-name="T2">　カゲツ島の旧灯台で幾多の冒険者を亡き者にしてきたガレイシアを倒した。</text:span></text:p>
          </table:table-cell>
          <table:table-cell/>
        </table:table-row>
        <table:table-row table:style-name="ro4">
          <table:table-cell office:value-type="string" calcext:value-type="string">
            <text:p>シーナイレシアを目撃</text:p>
          </table:table-cell>
          <table:table-cell table:style-name="ce10" office:value-type="string" calcext:value-type="string">
            <text:p>crystal_cave</text:p>
          </table:table-cell>
          <table:table-cell table:style-name="ce10" table:formula="of:=[.D30]" office:value-type="string" office:string-value="カゲツの水晶淵底&#10;　カゲツ島の地下には、あたり一面が水晶で覆われた洞窟があった。そこには水の精霊シーナイレシアがいた。リルの言った通り、危うきには近寄らないほうがいいだろう。" calcext:value-type="string">
            <text:p>カゲツの水晶淵底</text:p>
            <text:p>　カゲツ島の地下には、あたり一面が水晶で覆われた洞窟があった。そこには水の精霊シーナイレシアがいた。リルの言った通り、危うきには近寄らないほうがいいだろう。</text:p>
          </table:table-cell>
          <table:table-cell table:style-name="ce22" office:value-type="string" calcext:value-type="string">
            <text:p>カゲツの水晶淵底</text:p>
            <text:p><text:span text:style-name="T7">　カゲツ島の地下には、あたり一面が水晶で覆われた洞窟があった。そこには水の精霊シーナイレシアがいた。リルの言った通り、危うきには近寄らないほうがいいだろう。</text:span></text:p>
          </table:table-cell>
          <table:table-cell/>
        </table:table-row>
        <table:table-row table:style-name="ro4">
          <table:table-cell office:value-type="string" calcext:value-type="string">
            <text:p/>
            <text:p>★</text:p>
            <text:p>贋作師とわかる</text:p>
          </table:table-cell>
          <table:table-cell table:style-name="ce10" office:value-type="string" calcext:value-type="string">
            <text:p>forgery_in_azarea</text:p>
          </table:table-cell>
          <table:table-cell table:style-name="ce10" table:formula="of:=[.D31]" office:value-type="string" office:string-value="アザレアの贋作師&#10;　アザレア東岸の冒険者酒場で贋作師と知り合った。アザレアの乗船券だろうと通行証だろうと、誰も気づかないくらい精巧な贋作を作ることができると豪語していた。" calcext:value-type="string">
            <text:p>アザレアの贋作師</text:p>
            <text:p>　アザレア東岸の冒険者酒場で贋作師と知り合った。アザレアの乗船券だろうと通行証だろうと、誰も気づかないくらい精巧な贋作を作ることができると豪語していた。</text:p>
          </table:table-cell>
          <table:table-cell table:style-name="ce22" office:value-type="string" calcext:value-type="string">
            <text:p>アザレアの贋作師</text:p>
            <text:p>　<text:span text:style-name="T2">アザレア東岸の冒険者酒場で贋作師と知り合った。アザレアの乗船券だろうと通行証だろうと、誰も気づかないくらい精巧な贋作を作ることができると豪語していた。</text:span></text:p>
          </table:table-cell>
          <table:table-cell/>
        </table:table-row>
        <table:table-row table:style-name="ro3">
          <table:table-cell office:value-type="string" calcext:value-type="string">
            <text:p>偽造された通行証を受け取る</text:p>
          </table:table-cell>
          <table:table-cell table:style-name="ce10" office:value-type="string" calcext:value-type="string">
            <text:p>pass_from_forgery</text:p>
          </table:table-cell>
          <table:table-cell table:style-name="ce10" table:formula="of:=[.D32]" office:value-type="string" office:string-value="贋作師の腕前&#10;　贋作師ダロスにイニア街道の関所の通行証を偽造してもらった。これを使えば、イニア街道を自由に通ることができるだろう。" calcext:value-type="string">
            <text:p>贋作師の腕前</text:p>
            <text:p>　贋作師ダロスにイニア街道の関所の通行証を偽造してもらった。これを使えば、イニア街道を自由に通ることができるだろう。</text:p>
          </table:table-cell>
          <table:table-cell table:style-name="ce22" office:value-type="string" calcext:value-type="string">
            <text:p>贋作師の腕前</text:p>
            <text:p><text:span text:style-name="T2">　贋作師ダロスにイニア街道の関所の通行証を偽造してもらった。これを使えば、イニア街道を自由に通ることができるだろう。</text:span></text:p>
          </table:table-cell>
          <table:table-cell/>
        </table:table-row>
        <table:table-row table:style-name="ro3">
          <table:table-cell office:value-type="string" calcext:value-type="string">
            <text:p>★</text:p>
            <text:p>贋作師の依頼を受ける</text:p>
          </table:table-cell>
          <table:table-cell table:style-name="ce10" office:value-type="string" calcext:value-type="string">
            <text:p>quest_of_forgery</text:p>
          </table:table-cell>
          <table:table-cell table:style-name="ce10" table:formula="of:=[.D33]" office:value-type="string" office:string-value="贋作師の依頼&#10;　贋作師から手紙を娘に届けてほしいと頼まれた。贋作師の家はアザレアの東門を出てすぐの街道沿いにあるそうだ。" calcext:value-type="string">
            <text:p>贋作師の依頼</text:p>
            <text:p>　贋作師から手紙を娘に届けてほしいと頼まれた。贋作師の家はアザレアの東門を出てすぐの街道沿いにあるそうだ。</text:p>
          </table:table-cell>
          <table:table-cell table:style-name="ce22" office:value-type="string" calcext:value-type="string">
            <text:p>贋作師の依頼</text:p>
            <text:p><text:span text:style-name="T2">　贋作師から手紙を娘に届けてほしいと頼まれた。贋作師の家はアザレアの東門を出てすぐの街道沿いにあるそうだ。</text:span></text:p>
          </table:table-cell>
          <table:table-cell/>
        </table:table-row>
        <table:table-row table:style-name="ro3">
          <table:table-cell office:value-type="string" calcext:value-type="string">
            <text:p/>
            <text:p>書き置きを手渡す</text:p>
          </table:table-cell>
          <table:table-cell table:style-name="ce10" office:value-type="string" calcext:value-type="string">
            <text:p>forgery_alone</text:p>
          </table:table-cell>
          <table:table-cell table:style-name="ce10" table:formula="of:=[.D34]" office:value-type="string" office:string-value="贋作師の顛末&#10;　贋作師ダロスの娘は既に家を出ていた。手紙を届けることはできず、残された書き置きをダロスに渡した。" calcext:value-type="string">
            <text:p>贋作師の顛末</text:p>
            <text:p>　贋作師ダロスの娘は既に家を出ていた。手紙を届けることはできず、残された書き置きをダロスに渡した。</text:p>
          </table:table-cell>
          <table:table-cell table:style-name="ce22" office:value-type="string" calcext:value-type="string">
            <text:p>贋作師の顛末</text:p>
            <text:p><text:span text:style-name="T2">　贋作師ダロスの娘は既に家を出ていた。手紙を届けることはできず、残された書き置きをダロスに渡した。</text:span></text:p>
          </table:table-cell>
          <table:table-cell/>
        </table:table-row>
        <table:table-row table:style-name="ro3">
          <table:table-cell office:value-type="string" calcext:value-type="string">
            <text:p/>
            <text:p>ミミの手紙を渡す</text:p>
          </table:table-cell>
          <table:table-cell table:style-name="ce10" office:value-type="string" calcext:value-type="string">
            <text:p>forgery_gone</text:p>
          </table:table-cell>
          <table:table-cell table:style-name="ce10" table:formula="of:=[.D35]" office:value-type="string" office:string-value="贋作師の顛末&#10;　贋作師ダロスにその娘ミミから受け取った手紙を渡した。ダロスはお礼に家の宝箱の鍵をくれた。" calcext:value-type="string">
            <text:p>贋作師の顛末</text:p>
            <text:p>　贋作師ダロスにその娘ミミから受け取った手紙を渡した。ダロスはお礼に家の宝箱の鍵をくれた。</text:p>
          </table:table-cell>
          <table:table-cell table:style-name="ce22" office:value-type="string" calcext:value-type="string">
            <text:p>贋作師の顛末</text:p>
            <text:p><text:span text:style-name="T2">　贋作師ダロスにその娘ミミから受け取った手紙を渡した。ダロスはお礼に家の宝箱の鍵をくれた。</text:span></text:p>
          </table:table-cell>
          <table:table-cell/>
        </table:table-row>
        <table:table-row table:style-name="ro4">
          <table:table-cell office:value-type="string" calcext:value-type="string">
            <text:p>デギナンホマスを目撃</text:p>
          </table:table-cell>
          <table:table-cell table:style-name="ce10" office:value-type="string" calcext:value-type="string">
            <text:p>jungle</text:p>
          </table:table-cell>
          <table:table-cell table:style-name="ce10" table:formula="of:=[.D36]" office:value-type="string" office:string-value="マナンの密林&#10;　アザレアから坑道へと向かう途中、マナン密林の入り口で地の精霊デギナンホマスを見かけた。リルの言った通り、危うきには近寄らないほうがいいだろう。" calcext:value-type="string">
            <text:p>マナンの密林</text:p>
            <text:p>　アザレアから坑道へと向かう途中、マナン密林の入り口で地の精霊デギナンホマスを見かけた。リルの言った通り、危うきには近寄らないほうがいいだろう。</text:p>
          </table:table-cell>
          <table:table-cell table:style-name="ce22" office:value-type="string" calcext:value-type="string">
            <text:p>マナンの密林</text:p>
            <text:p><text:span text:style-name="T7">　アザレアから坑道へと向かう途中、マナン密林の入り口で地の精霊デギナンホマスを見かけた。リルの言った通り、危うきには近寄らないほうがいいだろう。</text:span></text:p>
          </table:table-cell>
          <table:table-cell/>
        </table:table-row>
        <table:table-row table:style-name="ro6">
          <table:table-cell office:value-type="string" calcext:value-type="string">
            <text:p>アンクラーを倒す</text:p>
          </table:table-cell>
          <table:table-cell table:style-name="ce10" office:value-type="string" calcext:value-type="string">
            <text:p>defeat_anklar</text:p>
          </table:table-cell>
          <table:table-cell table:style-name="ce10" table:formula="of:=[.D37]" office:value-type="string" office:string-value="地底の徘徊者&#10;　レクシ坑道の地下奥深くで一人徘徊し続けていたアンクラーを倒した。" calcext:value-type="string">
            <text:p>地底の徘徊者</text:p>
            <text:p>　レクシ坑道の地下奥深くで一人徘徊し続けていたアンクラーを倒した。</text:p>
          </table:table-cell>
          <table:table-cell table:style-name="ce22" office:value-type="string" calcext:value-type="string">
            <text:p>地底の徘徊者</text:p>
            <text:p><text:span text:style-name="T2">　レクシ坑道の地下奥深くで一人徘徊し続けていたアンクラーを倒した。</text:span></text:p>
          </table:table-cell>
          <table:table-cell/>
        </table:table-row>
        <table:table-row table:style-name="ro3">
          <table:table-cell office:value-type="string" calcext:value-type="string">
            <text:p>★</text:p>
            <text:p>ユベシア室内：おばちゃん</text:p>
          </table:table-cell>
          <table:table-cell table:style-name="ce10" office:value-type="string" calcext:value-type="string">
            <text:p>to_harnian_shirine</text:p>
          </table:table-cell>
          <table:table-cell table:style-name="ce10" table:formula="of:=[.D38]" office:value-type="string" office:string-value="ハルナの祠への道のり&#10;　ユベスの村でハルナの祠への行き方を聞いた。ユベシア氷原からユベシア山に入り、山を登った先にハルナの祠はあるようだ。" calcext:value-type="string">
            <text:p>ハルナの祠への道のり</text:p>
            <text:p>　ユベスの村でハルナの祠への行き方を聞いた。ユベシア氷原からユベシア山に入り、山を登った先にハルナの祠はあるようだ。</text:p>
          </table:table-cell>
          <table:table-cell office:value-type="string" calcext:value-type="string">
            <text:p><text:span text:style-name="T1">ハルナの祠への道のり</text:span></text:p>
            <text:p>　ユベスの村でハルナの祠への行き方を聞いた。ユベシア氷原からユベシア山に入り、山を登った先にハルナの祠はあるようだ。</text:p>
          </table:table-cell>
          <table:table-cell/>
        </table:table-row>
        <table:table-row table:style-name="ro3">
          <table:table-cell office:value-type="string" calcext:value-type="string">
            <text:p>★</text:p>
            <text:p>シトレアの髪飾り</text:p>
          </table:table-cell>
          <table:table-cell table:style-name="ce10" office:value-type="string" calcext:value-type="string">
            <text:p>corsage_of_scythrea</text:p>
          </table:table-cell>
          <table:table-cell table:style-name="ce10" table:formula="of:=[.D39]" office:value-type="string" office:string-value="シトレアの髪飾り&#10;　ユベスの村でニエの召し物をあらためた。その際に髪飾りが以前と違うものになっていたが、特に深い意味はないらしい。" calcext:value-type="string">
            <text:p>シトレアの髪飾り</text:p>
            <text:p>　ユベスの村でニエの召し物をあらためた。その際に髪飾りが以前と違うものになっていたが、特に深い意味はないらしい。</text:p>
          </table:table-cell>
          <table:table-cell office:value-type="string" calcext:value-type="string">
            <text:p><text:span text:style-name="T1">シトレアの髪飾り</text:span></text:p>
            <text:p>　ユベスの村でニエの召し物をあらためた。その際に髪飾りが以前と違うものになっていたが、特に深い意味はないらしい。</text:p>
          </table:table-cell>
          <table:table-cell/>
        </table:table-row>
        <table:table-row table:style-name="ro3">
          <table:table-cell office:value-type="string" calcext:value-type="string">
            <text:p>ジャゲイラを倒す</text:p>
          </table:table-cell>
          <table:table-cell table:style-name="ce10" office:value-type="string" calcext:value-type="string">
            <text:p>defeat_jageila</text:p>
          </table:table-cell>
          <table:table-cell table:style-name="ce10" table:formula="of:=[.D40]" office:value-type="string" office:string-value="ツグル河の渡し舟&#10;　舟を襲っていた水の魔物ジャゲイラを倒し、テナンの町とユベスの村の行き来ができるようになった。" calcext:value-type="string">
            <text:p>ツグル河の渡し舟</text:p>
            <text:p>　舟を襲っていた水の魔物ジャゲイラを倒し、テナンの町とユベスの村の行き来ができるようになった。</text:p>
          </table:table-cell>
          <table:table-cell office:value-type="string" calcext:value-type="string">
            <text:p><text:span text:style-name="T1">ツグル河の渡し舟</text:span></text:p>
            <text:p>　舟を襲っていた水の魔物ジャゲイラを倒し、テナンの町とユベスの村の行き来ができるようになった。</text:p>
          </table:table-cell>
          <table:table-cell/>
        </table:table-row>
        <table:table-row table:style-name="ro6">
          <table:table-cell office:value-type="string" calcext:value-type="string">
            <text:p>イエネテスを倒す</text:p>
          </table:table-cell>
          <table:table-cell table:style-name="ce10" office:value-type="string" calcext:value-type="string">
            <text:p>defeat_yenetess</text:p>
          </table:table-cell>
          <table:table-cell table:style-name="ce10" table:formula="of:=[.D41]" office:value-type="string" office:string-value="雪山の王&#10;　ユベシア湖畔で襲い掛かってきた雪獣イエネテスを追い払った。" calcext:value-type="string">
            <text:p>雪山の王</text:p>
            <text:p>　ユベシア湖畔で襲い掛かってきた雪獣イエネテスを追い払った。</text:p>
          </table:table-cell>
          <table:table-cell office:value-type="string" calcext:value-type="string">
            <text:p><text:span text:style-name="T1">雪山の王</text:span></text:p>
            <text:p>　ユベシア湖畔で襲い掛かってきた雪獣イエネテスを追い払った。</text:p>
          </table:table-cell>
          <table:table-cell/>
        </table:table-row>
        <table:table-row table:style-name="ro3">
          <table:table-cell office:value-type="string" calcext:value-type="string">
            <text:p>ヘスパイアを倒す</text:p>
          </table:table-cell>
          <table:table-cell table:style-name="ce10" office:value-type="string" calcext:value-type="string">
            <text:p>defeat_hespire</text:p>
          </table:table-cell>
          <table:table-cell table:style-name="ce10" table:formula="of:=[.D42]" office:value-type="string" office:string-value="ツグル渓谷の吊り橋&#10;　ツグル渓谷に巣食うヘスパイアを倒し、エルクの村とユベシアをつなぐ吊り橋を安全に渡れるようになった。" calcext:value-type="string">
            <text:p>ツグル渓谷の吊り橋</text:p>
            <text:p>　ツグル渓谷に巣食うヘスパイアを倒し、エルクの村とユベシアをつなぐ吊り橋を安全に渡れるようになった。</text:p>
          </table:table-cell>
          <table:table-cell office:value-type="string" calcext:value-type="string">
            <text:p><text:span text:style-name="T1">ツグル渓谷の吊り橋</text:span></text:p>
            <text:p>　ツグル渓谷に巣食うヘスパイアを倒し、エルクの村とユベシアをつなぐ吊り橋を安全に渡れるようになった。</text:p>
          </table:table-cell>
          <table:table-cell/>
        </table:table-row>
        <table:table-row table:style-name="ro6">
          <table:table-cell office:value-type="string" calcext:value-type="string">
            <text:p>ヤスペンカイトを倒した</text:p>
          </table:table-cell>
          <table:table-cell table:style-name="ce10" office:value-type="string" calcext:value-type="string">
            <text:p>defeat_jaspenkite</text:p>
          </table:table-cell>
          <table:table-cell table:style-name="ce10" table:formula="of:=[.D43]" office:value-type="string" office:string-value="ヤスペンカイトを倒した&#10;　タナル神殿跡地で風の精霊ヤスペンカイトを封印した。" calcext:value-type="string">
            <text:p>ヤスペンカイトを倒した</text:p>
            <text:p>　タナル神殿跡地で風の精霊ヤスペンカイトを封印した。</text:p>
          </table:table-cell>
          <table:table-cell office:value-type="string" calcext:value-type="string">
            <text:p><text:span text:style-name="T1">ヤスペンカイトを倒した</text:span></text:p>
            <text:p>　タナル神殿跡地で風の精霊ヤスペンカイトを封印した。</text:p>
          </table:table-cell>
          <table:table-cell/>
        </table:table-row>
        <table:table-row table:style-name="ro6">
          <table:table-cell office:value-type="string" calcext:value-type="string">
            <text:p>シーナイレシアを倒した</text:p>
          </table:table-cell>
          <table:table-cell table:style-name="ce10" office:value-type="string" calcext:value-type="string">
            <text:p>defeat_sheenairecia</text:p>
          </table:table-cell>
          <table:table-cell table:style-name="ce10" table:formula="of:=[.D44]" office:value-type="string" office:string-value="シーナイレシアを倒した&#10;　カゲツの水晶淵底で水の精霊シーナイレシアを封印した。" calcext:value-type="string">
            <text:p>シーナイレシアを倒した</text:p>
            <text:p>　カゲツの水晶淵底で水の精霊シーナイレシアを封印した。</text:p>
          </table:table-cell>
          <table:table-cell office:value-type="string" calcext:value-type="string">
            <text:p><text:span text:style-name="T1">シーナイレシアを倒した</text:span></text:p>
            <text:p>　カゲツの水晶淵底で水の精霊シーナイレシアを封印した。</text:p>
          </table:table-cell>
          <table:table-cell/>
        </table:table-row>
        <table:table-row table:style-name="ro6">
          <table:table-cell office:value-type="string" calcext:value-type="string">
            <text:p>デギナンホマスを倒した</text:p>
          </table:table-cell>
          <table:table-cell table:style-name="ce10" office:value-type="string" calcext:value-type="string">
            <text:p>defeat_deginanhomas</text:p>
          </table:table-cell>
          <table:table-cell table:style-name="ce10" table:formula="of:=[.D45]" office:value-type="string" office:string-value="デギナンホマスを倒した&#10;　マナン密林で地の精霊デギナンホマスを封印した。" calcext:value-type="string">
            <text:p>デギナンホマスを倒した</text:p>
            <text:p>　マナン密林で地の精霊デギナンホマスを封印した。</text:p>
          </table:table-cell>
          <table:table-cell office:value-type="string" calcext:value-type="string">
            <text:p><text:span text:style-name="T1">デギナンホマスを倒した</text:span></text:p>
            <text:p>　マナン密林で地の精霊デギナンホマスを封印した。</text:p>
          </table:table-cell>
          <table:table-cell/>
        </table:table-row>
        <table:table-row table:style-name="ro4">
          <table:table-cell office:value-type="string" calcext:value-type="string">
            <text:p>熔岩洞窟に下りる</text:p>
          </table:table-cell>
          <table:table-cell table:style-name="ce10" office:value-type="string" calcext:value-type="string">
            <text:p>lava_cave</text:p>
          </table:table-cell>
          <table:table-cell table:style-name="ce10" table:formula="of:=[.D46]" office:value-type="string" office:string-value="ハルナの熔岩洞窟&#10;　ハルナの祠で、地鳴りに続く崩落に巻き込まれたニエを追って飛び降りた先は、辺り一面、熔岩に囲まれた洞窟だった。どこからか外に出る道を探さなければならない。" calcext:value-type="string">
            <text:p>ハルナの熔岩洞窟</text:p>
            <text:p>　ハルナの祠で、地鳴りに続く崩落に巻き込まれたニエを追って飛び降りた先は、辺り一面、熔岩に囲まれた洞窟だった。どこからか外に出る道を探さなければならない。</text:p>
          </table:table-cell>
          <table:table-cell office:value-type="string" calcext:value-type="string">
            <text:p><text:span text:style-name="T1">ハルナの熔岩洞窟</text:span></text:p>
            <text:p>　ハルナの祠で、地鳴りに続く崩落に巻き込まれたニエを追って飛び降りた先は、辺り一面、熔岩に囲まれた洞窟だった。どこからか外に出る道を探さなければならない。</text:p>
          </table:table-cell>
          <table:table-cell/>
        </table:table-row>
        <table:table-row table:style-name="ro6">
          <table:table-cell office:value-type="string" calcext:value-type="string">
            <text:p>★</text:p>
            <text:p>ニエを送り届けた</text:p>
          </table:table-cell>
          <table:table-cell table:style-name="ce10" office:value-type="string" calcext:value-type="string">
            <text:p>part_with_nie</text:p>
          </table:table-cell>
          <table:table-cell table:style-name="ce10" table:formula="of:=[.D47]" office:value-type="string" office:string-value="使命を果たした&#10;　エルクの巫女ニエをハルナの祠にある聖域へと無事に送り届けた。" calcext:value-type="string">
            <text:p>使命を果たした</text:p>
            <text:p>　エルクの巫女ニエをハルナの祠にある聖域へと無事に送り届けた。</text:p>
          </table:table-cell>
          <table:table-cell office:value-type="string" calcext:value-type="string">
            <text:p><text:span text:style-name="T1">使命を果たした</text:span></text:p>
            <text:p>　エルクの巫女ニエをハルナの祠にある聖域へと無事に送り届けた。</text:p>
          </table:table-cell>
          <table:table-cell/>
        </table:table-row>
        <table:table-row table:style-name="ro6">
          <table:table-cell office:value-type="string" calcext:value-type="string">
            <text:p/>
            <text:p>真相を聞いた</text:p>
          </table:table-cell>
          <table:table-cell table:style-name="ce10" office:value-type="string" calcext:value-type="string">
            <text:p>truth_of_nie</text:p>
          </table:table-cell>
          <table:table-cell table:style-name="ce10" table:formula="of:=[.D48]" office:value-type="string" office:string-value="巫女の真実&#10;　エルクの勇者ガドからエルクの巫女の使命を聞いた。" calcext:value-type="string">
            <text:p>巫女の真実</text:p>
            <text:p>　エルクの勇者ガドからエルクの巫女の使命を聞いた。</text:p>
          </table:table-cell>
          <table:table-cell office:value-type="string" calcext:value-type="string">
            <text:p><text:span text:style-name="T1">巫女の真実</text:span></text:p>
            <text:p>　エルクの勇者ガドからエルクの巫女の使命を聞いた。</text:p>
          </table:table-cell>
          <table:table-cell/>
        </table:table-row>
        <table:table-row table:style-name="ro6">
          <table:table-cell office:value-type="string" calcext:value-type="string">
            <text:p>ヴェイングラドを倒した</text:p>
          </table:table-cell>
          <table:table-cell table:style-name="ce10" office:value-type="string" calcext:value-type="string">
            <text:p>defeat_veinglad</text:p>
          </table:table-cell>
          <table:table-cell table:style-name="ce10" table:formula="of:=[.D49]" office:value-type="string" office:string-value="ヴェイングラドを倒した&#10;　ハルナの熔岩洞窟で火の精霊ヴェイングラドを封印した。" calcext:value-type="string">
            <text:p>ヴェイングラドを倒した</text:p>
            <text:p>　ハルナの熔岩洞窟で火の精霊ヴェイングラドを封印した。</text:p>
          </table:table-cell>
          <table:table-cell office:value-type="string" calcext:value-type="string">
            <text:p><text:span text:style-name="T1">ヴェイングラドを倒した</text:span></text:p>
            <text:p>　ハルナの熔岩洞窟で火の精霊ヴェイングラドを封印した。</text:p>
          </table:table-cell>
          <table:table-cell/>
        </table:table-row>
        <table:table-row table:style-name="ro4">
          <table:table-cell office:value-type="string" calcext:value-type="string">
            <text:p>★</text:p>
            <text:p>ニエから情報を聞く</text:p>
          </table:table-cell>
          <table:table-cell table:style-name="ce10" office:value-type="string" calcext:value-type="string">
            <text:p>escape_from_harna</text:p>
          </table:table-cell>
          <table:table-cell table:style-name="ce10" table:formula="of:=[.D50]" office:value-type="string" office:string-value="熔岩洞窟の抜け道&#10;　ハルナの祠の入り口はヴェイングラドを封じたときの崩落で埋まってしまっていた。ニエの話では熔岩洞窟のどこかに外に出るための別の抜け道があるはずだと言う。" calcext:value-type="string">
            <text:p>熔岩洞窟の抜け道</text:p>
            <text:p>　ハルナの祠の入り口はヴェイングラドを封じたときの崩落で埋まってしまっていた。ニエの話では熔岩洞窟のどこかに外に出るための別の抜け道があるはずだと言う。</text:p>
          </table:table-cell>
          <table:table-cell table:style-name="ce22" office:value-type="string" calcext:value-type="string">
            <text:p>熔岩洞窟の抜け道</text:p>
            <text:p><text:span text:style-name="T2">　ハルナの祠の入り口はヴェイングラドを封じたときの崩落で埋まってしまっていた。ニエの話では熔岩洞窟のどこかに外に出るための別の抜け道があるはずだと言う。</text:span></text:p>
          </table:table-cell>
          <table:table-cell/>
        </table:table-row>
        <table:table-row table:style-name="ro3">
          <table:table-cell office:value-type="string" calcext:value-type="string">
            <text:p/>
            <text:p>★</text:p>
            <text:p>ニエを置いて旅立つ</text:p>
          </table:table-cell>
          <table:table-cell table:style-name="ce10" office:value-type="string" calcext:value-type="string">
            <text:p>farewell</text:p>
          </table:table-cell>
          <table:table-cell table:style-name="ce10" table:formula="of:=[.D51]" office:value-type="string" office:string-value="ニエとの約束&#10;　ニエに別れを告げた。旅を終えたら、ニエに会いに、またエルクに戻ってくると、約束をした。" calcext:value-type="string">
            <text:p>ニエとの約束</text:p>
            <text:p>　ニエに別れを告げた。旅を終えたら、ニエに会いに、またエルクに戻ってくると、約束をした。</text:p>
          </table:table-cell>
          <table:table-cell table:style-name="ce22" office:value-type="string" calcext:value-type="string">
            <text:p>ニエとの約束</text:p>
            <text:p><text:span text:style-name="T2">　ニエに別れを告げた。旅を終えたら、ニエに会いに、またエルクに戻ってくると、約束をした。</text:span></text:p>
          </table:table-cell>
          <table:table-cell/>
        </table:table-row>
        <table:table-row table:style-name="ro6">
          <table:table-cell office:value-type="string" calcext:value-type="string">
            <text:p>ニエが再度仲間になる</text:p>
          </table:table-cell>
          <table:table-cell table:style-name="ce10" office:value-type="string" calcext:value-type="string">
            <text:p>new_companion</text:p>
          </table:table-cell>
          <table:table-cell table:style-name="ce10" table:formula="of:=[.D52]" office:value-type="string" office:string-value="新たな仲間&#10;　これからの旅路をニエと共に歩むことになった。" calcext:value-type="string">
            <text:p>新たな仲間</text:p>
            <text:p>　これからの旅路をニエと共に歩むことになった。</text:p>
          </table:table-cell>
          <table:table-cell office:value-type="string" calcext:value-type="string">
            <text:p><text:span text:style-name="T1">新たな仲間</text:span></text:p>
            <text:p>　これからの旅路をニエと共に歩むことになった。</text:p>
          </table:table-cell>
          <table:table-cell/>
        </table:table-row>
        <table:table-row table:style-name="ro1" table:number-rows-repeated="3">
          <table:table-cell/>
          <table:table-cell table:style-name="Default" table:number-columns-repeated="3"/>
          <table:table-cell/>
        </table:table-row>
        <table:table-row table:style-name="ro1" table:number-rows-repeated="8">
          <table:table-cell table:number-columns-repeated="5"/>
        </table:table-row>
        <table:table-row table:style-name="ro1" table:number-rows-repeated="2">
          <table:table-cell/>
          <table:table-cell table:style-name="ce11" table:number-columns-repeated="2"/>
          <table:table-cell table:number-columns-repeated="2"/>
        </table:table-row>
        <table:table-row table:style-name="ro1" table:number-rows-repeated="4">
          <table:table-cell/>
          <table:table-cell table:style-name="ce12" table:number-columns-repeated="2"/>
          <table:table-cell table:number-columns-repeated="2"/>
        </table:table-row>
        <table:table-row table:style-name="ro1" table:number-rows-repeated="1048506">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Times New Roman" svg:font-family="'Times New Roman'" style:font-family-generic="swiss" style:font-pitch="variable"/>
    <style:font-face style:name="游ゴシック" svg:font-family="游ゴシック" style:font-family-generic="system" style:font-pitch="variable"/>
    <style:font-face style:name="ＭＳ ゴシック" svg:font-family="'ＭＳ ゴシック'" style:font-family-generic="modern" style:font-pitch="fixed"/>
    <style:font-face style:name="ＭＳ Ｐゴシック" svg:font-family="'ＭＳ Ｐゴシック'" style:font-family-generic="swiss" style:font-pitch="variable"/>
    <style:font-face style:name="ＭＳ Ｐゴシック1" svg:font-family="'ＭＳ Ｐゴシック'" style:font-family-generic="modern" style:font-pitch="variable"/>
  </office:font-face-decls>
  <office:styles>
    <style:default-style style:family="table-cell">
      <style:paragraph-properties style:tab-stop-distance="1.25cm"/>
      <style:text-properties style:font-name="Arial" fo:font-size="10pt" fo:language="en" fo:country="US" style:font-name-asian="Lucida Sans Unicode" style:font-size-asian="10pt" style:language-asian="ja" style:country-asian="JP" style:font-name-complex="Tahoma" style:font-size-complex="10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decimal-places="0" number:min-integer-digits="1" number:grouping="true"/>
      <style:map style:condition="value()&gt;=0" style:apply-style-name="N103P0"/>
    </number:currency-style>
    <number:number-style style:name="N113P0" style:volatile="true">
      <number:number number:decimal-places="0" number:min-decimal-places="0" number:min-integer-digits="1" number:grouping="true"/>
    </number:number-style>
    <number:number-style style:name="N113">
      <number:text>-</number:text>
      <number:number number:decimal-places="0" number:min-decimal-places="0" number:min-integer-digits="1" number:grouping="true"/>
      <style:map style:condition="value()&gt;=0" style:apply-style-name="N113P0"/>
    </number:number-style>
    <number:number-style style:name="N114P0" style:volatile="true">
      <number:number number:decimal-places="0" number:min-decimal-places="0" number:min-integer-digits="1" number:grouping="true"/>
    </number:number-style>
    <number:number-style style:name="N114">
      <style:text-properties fo:color="#ff0000"/>
      <number:text>-</number:text>
      <number:number number:decimal-places="0" number:min-decimal-places="0" number:min-integer-digits="1" number:grouping="true"/>
      <style:map style:condition="value()&gt;=0" style:apply-style-name="N114P0"/>
    </number:number-style>
    <number:number-style style:name="N115P0" style:volatile="true">
      <number:number number:decimal-places="2" number:min-decimal-places="2" number:min-integer-digits="1" number:grouping="true"/>
    </number:number-style>
    <number:number-style style:name="N115">
      <number:text>-</number:text>
      <number:number number:decimal-places="2" number:min-decimal-places="2" number:min-integer-digits="1" number:grouping="true"/>
      <style:map style:condition="value()&gt;=0" style:apply-style-name="N115P0"/>
    </number:number-style>
    <number:number-style style:name="N116P0" style:volatile="true">
      <number:number number:decimal-places="2" number:min-decimal-places="2" number:min-integer-digits="1" number:grouping="true"/>
    </number:number-style>
    <number:number-style style:name="N116">
      <style:text-properties fo:color="#ff0000"/>
      <number:text>-</number:text>
      <number:number number:decimal-places="2" number:min-decimal-places="2" number:min-integer-digits="1" number:grouping="true"/>
      <style:map style:condition="value()&gt;=0" style:apply-style-name="N116P0"/>
    </number:number-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decimal-places="1" number:min-integer-digits="3" number:min-exponent-digits="1" number:exponent-interval="3" number:forced-exponent-sign="true"/>
    </number:number-style>
    <number:number-style style:name="N10113P0" style:volatile="true" number:language="ja" number:country="JP">
      <number:text>$</number:text>
      <number:number number:decimal-places="0" number:min-decimal-places="0" number:min-integer-digits="1" number:grouping="true"/>
      <number:text> </number:text>
    </number:number-style>
    <number:number-style style:name="N10113" number:language="ja" number:country="JP">
      <number:text>($</number:text>
      <number:number number:decimal-places="0" number:min-decimal-places="0" number:min-integer-digits="1" number:grouping="true"/>
      <number:text>)</number:text>
      <style:map style:condition="value()&gt;=0" style:apply-style-name="N10113P0"/>
    </number:number-style>
    <number:date-style style:name="N10114" number:language="ja" number:country="JP">
      <number:year number:style="long"/>
      <number:text>/</number:text>
      <number:month/>
      <number:text>/</number:text>
      <number:day/>
    </number:date-style>
    <number:date-style style:name="N10115" number:language="ja" number:country="JP">
      <number:day/>
      <number:text>-</number:text>
      <number:month number:textual="true"/>
      <number:text>-</number:text>
      <number:year/>
    </number:date-style>
    <number:date-style style:name="N10116" number:language="ja" number:country="JP">
      <number:day/>
      <number:text>-</number:text>
      <number:month number:textual="true"/>
    </number:date-style>
    <number:date-style style:name="N10117" number:language="ja" number:country="JP">
      <number:month number:textual="true"/>
      <number:text>-</number:text>
      <number:year/>
    </number:date-style>
    <number:time-style style:name="N10118" number:language="ja" number:country="JP">
      <number:hours/>
      <number:text>:</number:text>
      <number:minutes number:style="long"/>
      <number:text> </number:text>
      <number:am-pm/>
    </number:time-style>
    <number:time-style style:name="N10119" number:language="ja" number:country="JP">
      <number:hours/>
      <number:text>:</number:text>
      <number:minutes number:style="long"/>
      <number:text>:</number:text>
      <number:seconds number:style="long"/>
      <number:text> </number:text>
      <number:am-pm/>
    </number:time-style>
    <number:time-style style:name="N10120" number:language="ja" number:country="JP">
      <number:hours/>
      <number:text>:</number:text>
      <number:minutes number:style="long"/>
      <number:text>:</number:text>
      <number:seconds number:style="long"/>
    </number:time-style>
    <number:number-style style:name="N10121P0" style:volatile="true" number:language="ja" number:country="JP">
      <number:text>$</number:text>
      <number:number number:decimal-places="0" number:min-decimal-places="0" number:min-integer-digits="1" number:grouping="true"/>
      <number:text> </number:text>
    </number:number-style>
    <number:number-style style:name="N10121" number:language="ja" number:country="JP">
      <style:text-properties fo:color="#ff0000"/>
      <number:text>($</number:text>
      <number:number number:decimal-places="0" number:min-decimal-places="0" number:min-integer-digits="1" number:grouping="true"/>
      <number:text>)</number:text>
      <style:map style:condition="value()&gt;=0" style:apply-style-name="N10121P0"/>
    </number:number-style>
    <number:number-style style:name="N10123P0" style:volatile="true" number:language="ja" number:country="JP">
      <number:text>$</number:text>
      <number:number number:decimal-places="2" number:min-decimal-places="2" number:min-integer-digits="1" number:grouping="true"/>
      <number:text> </number:text>
    </number:number-style>
    <number:number-style style:name="N10123" number:language="ja" number:country="JP">
      <number:text>($</number:text>
      <number:number number:decimal-places="2" number:min-decimal-places="2" number:min-integer-digits="1" number:grouping="true"/>
      <number:text>)</number:text>
      <style:map style:condition="value()&gt;=0" style:apply-style-name="N10123P0"/>
    </number:number-style>
    <number:number-style style:name="N10124P0" style:volatile="true" number:language="ja" number:country="JP">
      <number:text>$</number:text>
      <number:number number:decimal-places="2" number:min-decimal-places="2" number:min-integer-digits="1" number:grouping="true"/>
      <number:text> </number:text>
    </number:number-style>
    <number:number-style style:name="N10124" number:language="ja" number:country="JP">
      <style:text-properties fo:color="#ff0000"/>
      <number:text>($</number:text>
      <number:number number:decimal-places="2" number:min-decimal-places="2" number:min-integer-digits="1" number:grouping="true"/>
      <number:text>)</number:text>
      <style:map style:condition="value()&gt;=0" style:apply-style-name="N10124P0"/>
    </number:number-style>
    <number:date-style style:name="N10125" number:language="ja" number:country="JP">
      <number:month/>
      <number:text>/</number:text>
      <number:day/>
      <number:text>/</number:text>
      <number:year/>
    </number:date-style>
    <number:date-style style:name="N10126" number:language="ja" number:country="JP">
      <number:year number:style="long"/>
      <number:text>年</number:text>
      <number:month/>
      <number:text>月</number:text>
    </number:date-style>
    <number:number-style style:name="N10128P0" style:volatile="true" number:language="ja" number:country="JP">
      <number:text>¥</number:text>
      <number:number number:decimal-places="0" number:min-decimal-places="0" number:min-integer-digits="1" number:grouping="true"/>
    </number:number-style>
    <number:number-style style:name="N10128" number:language="ja" number:country="JP">
      <number:text>-¥</number:text>
      <number:number number:decimal-places="0" number:min-decimal-places="0" number:min-integer-digits="1" number:grouping="true"/>
      <style:map style:condition="value()&gt;=0" style:apply-style-name="N10128P0"/>
    </number:number-style>
    <number:number-style style:name="N10129P0" style:volatile="true" number:language="ja" number:country="JP">
      <number:text>¥</number:text>
      <number:number number:decimal-places="0" number:min-decimal-places="0" number:min-integer-digits="1" number:grouping="true"/>
    </number:number-style>
    <number:number-style style:name="N10129" number:language="ja" number:country="JP">
      <style:text-properties fo:color="#ff0000"/>
      <number:text>-¥</number:text>
      <number:number number:decimal-places="0" number:min-decimal-places="0" number:min-integer-digits="1" number:grouping="true"/>
      <style:map style:condition="value()&gt;=0" style:apply-style-name="N10129P0"/>
    </number:number-style>
    <number:number-style style:name="N10131P0" style:volatile="true" number:language="ja" number:country="JP">
      <number:text>¥</number:text>
      <number:number number:decimal-places="2" number:min-decimal-places="2" number:min-integer-digits="1" number:grouping="true"/>
    </number:number-style>
    <number:number-style style:name="N10131" number:language="ja" number:country="JP">
      <number:text>-¥</number:text>
      <number:number number:decimal-places="2" number:min-decimal-places="2" number:min-integer-digits="1" number:grouping="true"/>
      <style:map style:condition="value()&gt;=0" style:apply-style-name="N10131P0"/>
    </number:number-style>
    <number:number-style style:name="N10132P0" style:volatile="true" number:language="ja" number:country="JP">
      <number:text>¥</number:text>
      <number:number number:decimal-places="2" number:min-decimal-places="2" number:min-integer-digits="1" number:grouping="true"/>
    </number:number-style>
    <number:number-style style:name="N10132" number:language="ja" number:country="JP">
      <style:text-properties fo:color="#ff0000"/>
      <number:text>-¥</number:text>
      <number:number number:decimal-places="2" number:min-decimal-places="2" number:min-integer-digits="1" number:grouping="true"/>
      <style:map style:condition="value()&gt;=0" style:apply-style-name="N10132P0"/>
    </number:number-style>
    <style:style style:name="Default" style:family="table-cell">
      <style:table-cell-properties style:rotation-align="none"/>
      <style:text-properties style:font-name="ＭＳ Ｐゴシック" fo:font-family="'ＭＳ Ｐゴシック'" style:font-family-generic="swiss" style:font-pitch="variable" style:font-name-asian="ＭＳ Ｐゴシック" style:font-family-asian="'ＭＳ Ｐゴシック'" style:font-family-generic-asian="swiss"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office:styles>
  <office:automatic-styles>
    <style:page-layout style:name="Mpm1">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PageStyle_5f_Sheet1" style:display-name="PageStyle_Sheet1" style:page-layout-name="Mpm1">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1-26T15:47:48.878000000</dc:date>
    <meta:editing-cycles>364</meta:editing-cycles>
    <meta:editing-duration>P29DT5H4M8S</meta:editing-duration>
    <meta:generator>LibreOffice/7.3.6.2$Windows_X86_64 LibreOffice_project/c28ca90fd6e1a19e189fc16c05f8f8924961e12e</meta:generator>
    <meta:document-statistic meta:table-count="1" meta:cell-count="203" meta:object-count="0"/>
  </office:meta>
</office:document-meta>
</file>